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46d9c" officeooo:paragraph-rsid="00046d9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6d9c" officeooo:paragraph-rsid="00046d9c" style:font-weight-asian="bold" style:font-weight-complex="bold"/>
    </style:style>
    <style:style style:name="P3" style:family="paragraph" style:parent-style-name="Standard">
      <style:text-properties officeooo:rsid="0006564e" officeooo:paragraph-rsid="0006564e"/>
    </style:style>
    <style:style style:name="P4" style:family="paragraph" style:parent-style-name="Standard">
      <style:paragraph-properties fo:text-align="start" style:justify-single-word="false"/>
      <style:text-properties officeooo:rsid="0006564e" officeooo:paragraph-rsid="0006564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46d9c" officeooo:paragraph-rsid="00046d9c"/>
    </style:style>
    <style:style style:name="P7" style:family="paragraph" style:parent-style-name="Standard">
      <style:paragraph-properties fo:text-align="start" style:justify-single-word="false"/>
      <style:text-properties officeooo:rsid="00046d9c" officeooo:paragraph-rsid="0006564e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61df" officeooo:paragraph-rsid="000a61d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6ff2" officeooo:paragraph-rsid="000b6ff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ca53e" officeooo:paragraph-rsid="000ca53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0fa686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046d9c" officeooo:paragraph-rsid="00046d9c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046d9c" officeooo:paragraph-rsid="00046d9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ca53e" style:font-weight-asian="normal" style:font-weight-complex="normal"/>
    </style:style>
    <style:style style:name="T1" style:family="text">
      <style:text-properties officeooo:rsid="0006564e"/>
    </style:style>
    <style:style style:name="T2" style:family="text">
      <style:text-properties officeooo:rsid="000b2b4c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2a00ff" style:font-name="Monospace" fo:font-size="10pt" officeooo:rsid="000ca53e" style:font-size-asian="10pt"/>
    </style:style>
    <style:style style:name="T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2a00ff" style:font-name="Monospace" fo:font-size="10pt" style:text-underline-style="solid" style:text-underline-width="auto" style:text-underline-color="font-color" officeooo:rsid="000b6ff2" style:font-size-asian="10pt"/>
    </style:style>
    <style:style style:name="T8" style:family="text">
      <style:text-properties fo:color="#2a00ff" style:font-name="Monospace" fo:font-size="10pt" style:text-underline-style="solid" style:text-underline-width="auto" style:text-underline-color="font-color" officeooo:rsid="000ca53e" style:font-size-asian="10pt"/>
    </style:style>
    <style:style style:name="T9" style:family="text">
      <style:text-properties officeooo:rsid="000ca53e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3f7f5f" style:font-name="Monospace" fo:font-size="10pt" style:text-underline-style="none" style:font-size-asian="10pt"/>
    </style:style>
    <style:style style:name="T13" style:family="text">
      <style:text-properties officeooo:rsid="000e7394"/>
    </style:style>
    <style:style style:name="T14" style:family="text">
      <style:text-properties officeooo:rsid="000fa6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SMEE Axle load Scales</text:p>
      <text:p text:style-name="P14"/>
      <text:p text:style-name="P11"><text:s/><text:span text:style-name="T14">QSMEE</text:span> axle weighing scales by Bob Campbell.</text:p>
      <text:p text:style-name="P11"><text:s/>Using the HX711 ADC SPI module and <text:span text:style-name="T14">I</text:span>2c 7 segment display from <text:span text:style-name="T14">e-bay.</text:span></text:p>
      <text:p text:style-name="P11"><text:s/>Processor is <text:span text:style-name="T14">Arduino Uno</text:span></text:p>
      <text:p text:style-name="P11"/>
      <text:p text:style-name="P12"><text:s/>Libraries used are LedControl-master from git-hub. <text:s/></text:p>
      <text:p text:style-name="P12"><text:tab/><text:a xlink:type="simple" xlink:href="https://github.com/wayoda/LedControl" text:style-name="Internet_20_link" text:visited-style-name="Visited_20_Internet_20_Link">https://github.com/wayoda/LedControl</text:a></text:p>
      <text:p text:style-name="P12"/>
      <text:p text:style-name="P12"><text:s text:c="2"/><text:tab/>HX711_ADC-master from git-hub. </text:p>
      <text:p text:style-name="P12"><text:tab/>https://github.com/olkal/HX711_ADC &amp; <text:a xlink:type="simple" xlink:href="https://github.com/bogde/HX711" text:style-name="Internet_20_link" text:visited-style-name="Visited_20_Internet_20_Link">https://github.com/bogde/HX711</text:a></text:p>
      <text:p text:style-name="P12"/>
      <text:p text:style-name="P11"><text:s text:c="2"/>The load cells are two LC4103-K100 in parallel supporting a track segment.</text:p>
      <text:p text:style-name="P11"/>
      <text:p text:style-name="P1"/>
      <text:p text:style-name="P2">User Guide</text:p>
      <text:p text:style-name="P1"/>
      <text:p text:style-name="P6">POWER ON :</text:p>
      <text:p text:style-name="P6"><text:tab/><text:tab/>Push the Power switch down and hold until the display light<text:span text:style-name="T1">s</text:span> up with “8888” <text:span text:style-name="T1">then</text:span></text:p>
      <text:p text:style-name="P7"><text:tab/><text:tab/><text:span text:style-name="T1">release. </text:span>This will power the scales up for approx 30 minutes and then power it self </text:p>
      <text:p text:style-name="P7"><text:tab/><text:tab/>down.</text:p>
      <text:p text:style-name="P7"/>
      <text:p text:style-name="P6">Zero Reading:</text:p>
      <text:p text:style-name="P6"><text:tab/><text:tab/>Pressing this button down while there is no weight on the measuring part of the track</text:p>
      <text:p text:style-name="P6"><text:tab/><text:tab/>will set the tare weight to zero. <text:s/><text:span text:style-name="T1">Use this switch when ever the weight display does</text:span></text:p>
      <text:p text:style-name="P6"><text:tab/><text:tab/><text:span text:style-name="T1">not read 0.0 on the right hand end of the display when there is no load on the scales.</text:span></text:p>
      <text:p text:style-name="P6"/>
      <text:p text:style-name="P6">Mem +</text:p>
      <text:p text:style-name="P6"><text:tab/><text:tab/>Pressing the right hand Mem + switch down will cause the current weight displayed</text:p>
      <text:p text:style-name="P6"><text:tab/><text:tab/>on the right hand end of the display to be added to the MEMORY part of the display</text:p>
      <text:p text:style-name="P6"><text:tab/><text:tab/>on the left hand side.</text:p>
      <text:p text:style-name="P6"/>
      <text:p text:style-name="P4">Mem Clr</text:p>
      <text:p text:style-name="P4"><text:tab/><text:tab/>Pressing the right hand Mem Clr button up will reset the value in MEMORY back to</text:p>
      <text:p text:style-name="P4"><text:tab/><text:tab/>zero.</text:p>
      <text:p text:style-name="P4"/>
      <text:p text:style-name="P3"/>
      <text:p text:style-name="P5">Calibration</text:p>
      <text:p text:style-name="P5"/>
      <text:p text:style-name="P8">Attach a serial monitor to the usb port of the Arduino processor using a USB A <text:span text:style-name="T13">type </text:span>to USB <text:span text:style-name="T13">B type</text:span> cable. <text:s/>The baud rate is 3<text:span text:style-name="T2">84</text:span>00, 8 bits no parity 1 stop bit.</text:p>
      <text:p text:style-name="P8"/>
      <text:p text:style-name="P9">When the processor starts you should see the software announce its self and display the software version number. <text:s/><text:span text:style-name="T9">It then continuously displays the tare weight and the load on the scales about 2 times per second. <text:s/>While doing this it is also waiting for keyboard input commands <text:s/>as shown below.</text:span></text:p>
      <text:p text:style-name="P8"/>
      <text:p text:style-name="P9">Commands are entered from the keyboard as follows:-</text:p>
      <text:p text:style-name="P8"/>
      <text:p text:style-name="P8"><text:span text:style-name="T3"><text:tab/></text:span><text:span text:style-name="T4">" <text:s/>Calibration Usage "</text:span></text:p>
      <text:p text:style-name="P15"><text:span text:style-name="T3"><text:tab/></text:span><text:span text:style-name="T4">" <text:s/>H or h Print this page "</text:span></text:p>
      <text:p text:style-name="P15"><text:span text:style-name="T3"><text:tab/></text:span><text:span text:style-name="T4">" <text:s/>l move value down by 1 "</text:span></text:p>
      <text:p text:style-name="P15"><text:soft-page-break/><text:span text:style-name="T3"><text:tab/></text:span><text:span text:style-name="T4">" <text:s/>L move value down by 10 "</text:span></text:p>
      <text:p text:style-name="P15"><text:span text:style-name="T3"><text:tab/></text:span><text:span text:style-name="T4">" <text:s/>u move value up by 1 "</text:span></text:p>
      <text:p text:style-name="P15"><text:span text:style-name="T3"><text:tab/></text:span><text:span text:style-name="T4">" <text:s/>U move value up by 10 "</text:span></text:p>
      <text:p text:style-name="P15"><text:span text:style-name="T3"><text:tab/></text:span><text:span text:style-name="T4">" <text:s/>r Reset </text:span><text:span text:style-name="T8">Calibration</text:span><text:span text:style-name="T6"> factor</text:span><text:span text:style-name="T4"> to default"</text:span></text:p>
      <text:p text:style-name="P15"><text:span text:style-name="T3"><text:tab/></text:span><text:span text:style-name="T4">" <text:s/>s or S save new </text:span><text:span text:style-name="T6">Cal</text:span><text:span text:style-name="T7">ibration </text:span><text:span text:style-name="T6">factor</text:span><text:span text:style-name="T4"> "</text:span></text:p>
      <text:p text:style-name="P8"/>
      <text:p text:style-name="P10">By placing a known weight on the scales and using the commands above get the display to read the value of the known weight. <text:s text:c="2"/>Finally when satisfied use the “s” save command to write the new calibration factor to permanent memory.</text:p>
      <text:p text:style-name="P10"><text:span text:style-name="T10"/></text:p>
      <text:p text:style-name="P1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0a61d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Campbell</meta:initial-creator>
    <meta:creation-date>2019-10-29T21:45:28.325073679</meta:creation-date>
    <dc:date>2019-10-31T21:29:16.848125652</dc:date>
    <dc:creator>Bob Campbell</dc:creator>
    <meta:editing-duration>PT25M57S</meta:editing-duration>
    <meta:editing-cycles>5</meta:editing-cycles>
    <meta:generator>LibreOffice/6.2.7.1$Linux_X86_64 LibreOffice_project/20$Build-1</meta:generator>
    <meta:document-statistic meta:table-count="0" meta:image-count="0" meta:object-count="0" meta:page-count="2" meta:paragraph-count="38" meta:word-count="395" meta:character-count="2176" meta:non-whitespace-character-count="1759"/>
  </office:meta>
</office:document-meta>
</file>